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82bd" officeooo:paragraph-rsid="000582bd"/>
    </style:style>
    <style:style style:name="P2" style:family="paragraph" style:parent-style-name="Standard">
      <style:paragraph-properties fo:text-align="start" style:justify-single-word="false"/>
      <style:text-properties officeooo:rsid="000582bd" officeooo:paragraph-rsid="000582bd"/>
    </style:style>
    <style:style style:name="P3" style:family="paragraph" style:parent-style-name="Standard">
      <style:paragraph-properties fo:text-align="start" style:justify-single-word="false"/>
      <style:text-properties officeooo:rsid="0006a5e6" officeooo:paragraph-rsid="0006a5e6"/>
    </style:style>
    <style:style style:name="P4" style:family="paragraph" style:parent-style-name="Standard">
      <style:paragraph-properties fo:text-align="start" style:justify-single-word="false"/>
      <style:text-properties officeooo:rsid="0006a5e6" officeooo:paragraph-rsid="00096704"/>
    </style:style>
    <style:style style:name="P5" style:family="paragraph" style:parent-style-name="Standard">
      <style:paragraph-properties fo:text-align="start" style:justify-single-word="false"/>
      <style:text-properties officeooo:paragraph-rsid="0006a5e6"/>
    </style:style>
    <style:style style:name="P6" style:family="paragraph" style:parent-style-name="Standard">
      <style:paragraph-properties fo:text-align="start" style:justify-single-word="false"/>
      <style:text-properties officeooo:rsid="00096704" officeooo:paragraph-rsid="00096704"/>
    </style:style>
    <style:style style:name="P7" style:family="paragraph" style:parent-style-name="Standard">
      <style:paragraph-properties fo:text-align="start" style:justify-single-word="false"/>
      <style:text-properties officeooo:rsid="000a2c4c" officeooo:paragraph-rsid="000a2c4c"/>
    </style:style>
    <style:style style:name="P8" style:family="paragraph" style:parent-style-name="Standard">
      <style:paragraph-properties fo:text-align="start" style:justify-single-word="false"/>
      <style:text-properties officeooo:rsid="0008931b" officeooo:paragraph-rsid="0006a5e6"/>
    </style:style>
    <style:style style:name="P9" style:family="paragraph" style:parent-style-name="Standard">
      <style:paragraph-properties fo:text-align="start" style:justify-single-word="false"/>
      <style:text-properties officeooo:rsid="000b0ccf" officeooo:paragraph-rsid="0006a5e6"/>
    </style:style>
    <style:style style:name="P10" style:family="paragraph" style:parent-style-name="Standard">
      <style:paragraph-properties fo:text-align="start" style:justify-single-word="false"/>
      <style:text-properties officeooo:rsid="000eaf05" officeooo:paragraph-rsid="0006a5e6"/>
    </style:style>
    <style:style style:name="T1" style:family="text">
      <style:text-properties officeooo:rsid="0006a5e6"/>
    </style:style>
    <style:style style:name="T2" style:family="text">
      <style:text-properties officeooo:rsid="0008931b"/>
    </style:style>
    <style:style style:name="T3" style:family="text">
      <style:text-properties officeooo:rsid="00096704"/>
    </style:style>
    <style:style style:name="T4" style:family="text">
      <style:text-properties officeooo:rsid="0009840a"/>
    </style:style>
    <style:style style:name="T5" style:family="text">
      <style:text-properties officeooo:rsid="000a2c4c"/>
    </style:style>
    <style:style style:name="T6" style:family="text">
      <style:text-properties officeooo:rsid="000b0ccf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officeooo:rsid="000c72ff"/>
    </style:style>
    <style:style style:name="T10" style:family="text">
      <style:text-properties officeooo:rsid="000da093"/>
    </style:style>
    <style:style style:name="T11" style:family="text">
      <style:text-properties officeooo:rsid="000eaf05"/>
    </style:style>
    <style:style style:name="T12" style:family="text">
      <style:text-properties officeooo:rsid="000f623f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officeooo:rsid="0015d0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énario nominal: Piloter l’hélicoptère</text:p>
      <text:p text:style-name="P2"/>
      <text:p text:style-name="P2"/>
      <text:p text:style-name="P2"/>
      <text:p text:style-name="P2"/>
      <text:p text:style-name="P2"/>
      <text:p text:style-name="P3">Scénario principal:</text:p>
      <text:p text:style-name="P3"/>
      <text:p text:style-name="P3"><text:tab/>1. L’utilisateur appuie sur l<text:span text:style-name="T9">a</text:span> <text:span text:style-name="T9">touche</text:span> permettant de déployer l’hélicoptère</text:p>
      <text:p text:style-name="P3"><text:tab/><text:span text:style-name="T8">2.</text:span><text:span text:style-name="T7"> L’hélicoptère virtuel se détache du rover et remplace temporairement le rover en tant que véhicule piloté par l’utilisateur</text:span></text:p>
      <text:p text:style-name="P3"><text:tab/>3. Le système affiche la jauge d’énergie de l’hélicoptère</text:p>
      <text:p text:style-name="P3"><text:tab/>4. L’utilisateur appuie sur la touche permettant d’avancer</text:p>
      <text:p text:style-name="P3"><text:tab/>5. L’hélicoptère avance tant que la touche est enfoncée</text:p>
      <text:p text:style-name="P3"><text:tab/>6. L’utilisateur relâche la touche avant que l’hélicoptère rencontre un obstacle</text:p>
      <text:p text:style-name="P3"><text:tab/><text:span text:style-name="T10">7. L’hélicoptère arrête d’avancer</text:span></text:p>
      <text:p text:style-name="P3"><text:tab/><text:span text:style-name="T10">8</text:span>. L’utilisateur appuie sur la touche permettant de monter</text:p>
      <text:p text:style-name="P3"><text:tab/><text:span text:style-name="T10">9</text:span>. L’altitude de l’hélicoptère augmente</text:p>
      <text:p text:style-name="P3"><text:tab/><text:span text:style-name="T10">10</text:span>. L’utilisateur rappuie sur la touche pour avancer</text:p>
      <text:p text:style-name="P3"><text:tab/>1<text:span text:style-name="T10">1</text:span>. L’hélicoptère avance et passe au-dessus de l’obstacle</text:p>
      <text:p text:style-name="P3"><text:tab/>1<text:span text:style-name="T10">2</text:span>. L’utilisateur remarque que la jauge d’énergie de l’hélicoptère est basse</text:p>
      <text:p text:style-name="P10"><text:tab/>13. L’utilisateur relâche la touche</text:p>
      <text:p text:style-name="P3"><text:tab/><text:span text:style-name="T11">14. L’hélicoptère arrête d’avancer</text:span></text:p>
      <text:p text:style-name="P3"><text:tab/>1<text:span text:style-name="T12">5</text:span>. L’utilisateur appuie sur la touche permettant d’atterir</text:p>
      <text:p text:style-name="P3"><text:tab/>1<text:span text:style-name="T12">6</text:span>. L’hélicoptère atterrit <text:span text:style-name="T3">et commence à recharger sa batterie</text:span></text:p>
      <text:p text:style-name="P3"><text:tab/>1<text:span text:style-name="T12">7</text:span>. L’utilisateur attend que la jauge d’énergie se remplisse</text:p>
      <text:p text:style-name="P5"><text:span text:style-name="T1"><text:tab/>1</text:span><text:span text:style-name="T12">8</text:span><text:span text:style-name="T1">. Une fois la jauge remplie l’utilisateur </text:span><text:span text:style-name="T2">appuie sur l</text:span><text:span text:style-name="T14">a touche</text:span><text:span text:style-name="T2"> permettant de décoller</text:span></text:p>
      <text:p text:style-name="P3"><text:tab/><text:span text:style-name="T2">1</text:span><text:span text:style-name="T12">9</text:span><text:span text:style-name="T2">. L’hélioptère se remet en route</text:span></text:p>
      <text:p text:style-name="P3"><text:tab/><text:span text:style-name="T12">20</text:span><text:span text:style-name="T2">. L’utilisateur appuie sur l</text:span><text:span text:style-name="T14">a touche</text:span><text:span text:style-name="T2"> permettant de pivoter</text:span></text:p>
      <text:p text:style-name="P8"><text:tab/><text:span text:style-name="T12">21</text:span>. L’hélicoptère pivote sur lui-même tant que la touche est enfoncée</text:p>
      <text:p text:style-name="P9"><text:tab/><text:span text:style-name="T10">2</text:span><text:span text:style-name="T12">2</text:span>. L’utilisateur relâche la touche</text:p>
      <text:p text:style-name="P3"><text:tab/><text:span text:style-name="T6">2</text:span><text:span text:style-name="T12">3</text:span><text:span text:style-name="T6">. L’hélicoptère arrête de pivoter</text:span></text:p>
      <text:p text:style-name="P3"><text:tab/><text:span text:style-name="T6">2</text:span><text:span text:style-name="T12">5</text:span><text:span text:style-name="T6">. </text:span><text:span text:style-name="T2"><text:s/>L’utilisateur appuie sur l</text:span><text:span text:style-name="T3">a touche </text:span><text:span text:style-name="T2">p</text:span><text:span text:style-name="T3">ermettant de </text:span><text:span text:style-name="T2">ranger l’hélicoptère</text:span></text:p>
      <text:p text:style-name="P3"><text:tab/><text:span text:style-name="T2">2</text:span><text:span text:style-name="T12">6</text:span><text:span text:style-name="T2">. L’hélicoptère vient se poser sur le rover</text:span></text:p>
      <text:p text:style-name="P3"><text:span text:style-name="T2"><text:tab/>2</text:span><text:span text:style-name="T12">7</text:span><text:span text:style-name="T2">. L’utilisateur reprend le contrôle du rover</text:span></text:p>
      <text:p text:style-name="P3"/>
      <text:p text:style-name="P3"/>
      <text:p text:style-name="P6">Cas alternatif: Contournement de l’obstacle</text:p>
      <text:p text:style-name="P6"><text:tab/></text:p>
      <text:p text:style-name="P6"><text:tab/>7. L’utilisateur appuie sur la touche permettant de pivoter</text:p>
      <text:p text:style-name="P6"><text:tab/>8. L’hélicoptère pivote sur lui-même tant que la touche est enfoncée</text:p>
      <text:p text:style-name="P6"><text:tab/>9. L’utilisateur relâche la touche après avoir fait pivoter l’hélicoptère à 45°</text:p>
      <text:p text:style-name="P6"><text:tab/>10. L’utilisateur appuie sur la touche permettant d’avancer</text:p>
      <text:p text:style-name="P6"><text:tab/>11. L’hélicoptère avance tant que la touche est enfoncée</text:p>
      <text:p text:style-name="P6"><text:tab/>12. <text:span text:style-name="T13">L’utilisateur relâche la touche après avoir fait parcourir une courte distance à l’hélicoptère</text:span></text:p>
      <text:p text:style-name="P6"><text:tab/>13. L’hélicoptère arrête d’avancer</text:p>
      <text:p text:style-name="P6"><text:tab/>12. L’utilisateur appuie sur la touche permettant de pivoter</text:p>
      <text:p text:style-name="P6"><text:tab/>13. L’hélicoptère pivote sur lui-même tant que la touche est enfoncée</text:p>
      <text:p text:style-name="P6"><text:tab/>14. L’utilisateur relâche la touche après avoir fait pivoter l’hélicoptère à 45°</text:p>
      <text:p text:style-name="P4"><text:tab/><text:span text:style-name="T3">15. L’utilisateur appuie sur la touche permettant d’avancer</text:span></text:p>
      <text:p text:style-name="P6"><text:tab/>16. L’hélicoptère avance tant que la touche est enfoncée</text:p>
      <text:p text:style-name="P6"><text:tab/>17. L’utilisateur relâche la touche</text:p>
      <text:p text:style-name="P6"><text:tab/>18. L’hélicoptère arrête d’avancer</text:p>
      <text:p text:style-name="P6"><text:soft-page-break/></text:p>
      <text:p text:style-name="P6"/>
      <text:p text:style-name="P3"><text:tab/><text:span text:style-name="T4">Le scénario reprend à l’étape 11. </text:span></text:p>
      <text:p text:style-name="P3"/>
      <text:p text:style-name="P3"/>
      <text:p text:style-name="P7">Cas d’exception: Batterie vide</text:p>
      <text:p text:style-name="P7"><text:tab/></text:p>
      <text:p text:style-name="P7"><text:tab/>11. L’utilisateur reste appuyé sur la touche pendant plusieurs minutes</text:p>
      <text:p text:style-name="P7"><text:tab/>12. La jauge d’énergie de l’hélicoptère diminue et se vide</text:p>
      <text:p text:style-name="P3"><text:tab/><text:span text:style-name="T5">13. L’hélicoptère tombe au sol</text:span></text:p>
      <text:p text:style-name="P3"><text:tab/><text:span text:style-name="T5">14. L’hélicoptère perd des points de vie</text:span></text:p>
      <text:p text:style-name="P3"><text:tab/><text:span text:style-name="T5">15. L’hélicoptère tombe à court de points de vie</text:span></text:p>
      <text:p text:style-name="P3"><text:tab/><text:span text:style-name="T5">16. Le système indique que l’hélicoptère est trop endommagé pour décoller</text:span></text:p>
      <text:p text:style-name="P3"><text:tab/><text:span text:style-name="T5">17. L’utilisateur reprend le contrôle du rover</text:span></text:p>
      <text:p text:style-name="P3"><text:tab/><text:span text:style-name="T5">18. L’utilisateur appuie sur la touche permettant de contrôler l’hélicoptère</text:span></text:p>
      <text:p text:style-name="P3"><text:tab/><text:span text:style-name="T5">19. Le système indique que l’hélicoptère est hors-servic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8:39:55.029157818</meta:creation-date>
    <meta:generator>LibreOffice/7.3.7.2$Linux_X86_64 LibreOffice_project/30$Build-2</meta:generator>
    <dc:date>2024-03-26T00:07:50.058713767</dc:date>
    <meta:editing-duration>PT58M31S</meta:editing-duration>
    <meta:editing-cycles>13</meta:editing-cycles>
    <meta:document-statistic meta:table-count="0" meta:image-count="0" meta:object-count="0" meta:page-count="2" meta:paragraph-count="56" meta:word-count="444" meta:character-count="3061" meta:non-whitespace-character-count="2617"/>
  </office:meta>
</office:document-meta>
</file>